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Verdana" svg:font-family="Verdana, Arial, Helvetica, sans-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Πίνακας1" style:family="table">
      <style:table-properties style:width="7.534cm" fo:margin-left="-0.199cm" table:align="left" style:writing-mode="lr-tb"/>
    </style:style>
    <style:style style:name="Πίνακας1.A" style:family="table-column">
      <style:table-column-properties style:column-width="7.534cm"/>
    </style:style>
    <style:style style:name="Πίνακας1.1" style:family="table-row">
      <style:table-row-properties style:keep-together="true" fo:keep-together="auto"/>
    </style:style>
    <style:style style:name="Πίνακας1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Πίνακας2" style:family="table">
      <style:table-properties style:width="6.773cm" table:align="left"/>
    </style:style>
    <style:style style:name="Πίνακας2.A" style:family="table-column">
      <style:table-column-properties style:column-width="3.387cm"/>
    </style:style>
    <style:style style:name="Πίνακας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Πίνακας2.B1" style:family="table-cell">
      <style:table-cell-properties fo:padding="0.097cm" fo:border="0.002cm solid #000000"/>
    </style:style>
    <style:style style:name="Πίνακας2.A2" style:family="table-cell">
      <style:table-cell-properties fo:padding="0.097cm" fo:border-left="0.002cm solid #000000" fo:border-right="none" fo:border-top="none" fo:border-bottom="0.002cm solid #000000"/>
    </style:style>
    <style:style style:name="Πίνακας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language="el" fo:country="GR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paragraph-properties fo:text-align="justify" style:justify-single-word="false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0pt" fo:font-style="normal" style:font-size-asian="10pt" style:font-style-asian="normal" style:font-size-complex="10pt" style:font-style-complex="normal"/>
    </style:style>
    <style:style style:name="P5" style:family="paragraph" style:parent-style-name="Standard">
      <style:paragraph-properties fo:text-align="start" style:justify-single-word="false">
        <style:tab-stops>
          <style:tab-stop style:position="6.509cm"/>
          <style:tab-stop style:position="12.674cm"/>
          <style:tab-stop style:position="13.6cm"/>
        </style:tab-stops>
      </style:paragraph-properties>
      <style:text-properties fo:font-size="10pt" fo:font-style="normal" style:font-size-asian="10pt" style:font-style-asian="normal" style:font-size-complex="10pt" style:font-style-complex="normal"/>
    </style:style>
    <style:style style:name="P6" style:family="paragraph" style:parent-style-name="Standard">
      <style:paragraph-properties fo:text-align="start" style:justify-single-word="false">
        <style:tab-stops>
          <style:tab-stop style:position="6.509cm"/>
          <style:tab-stop style:position="12.674cm"/>
          <style:tab-stop style:position="13.6cm"/>
        </style:tab-stops>
      </style:paragraph-properties>
      <style:text-properties fo:font-size="10pt" fo:font-style="normal" style:font-size-asian="10pt" style:font-style-asian="normal" style:font-size-complex="10pt" style:font-style-complex="normal"/>
    </style:style>
    <style:style style:name="P7" style:family="paragraph" style:parent-style-name="Standard">
      <style:paragraph-properties fo:text-align="start" style:justify-single-word="false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6.509cm"/>
          <style:tab-stop style:position="12.674cm"/>
          <style:tab-stop style:position="13.6cm"/>
        </style:tab-stops>
      </style:paragraph-properties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9" style:family="paragraph" style:parent-style-name="Standard">
      <style:paragraph-properties fo:margin-top="0cm" fo:margin-bottom="0cm" fo:line-height="100%" fo:text-align="justify" style:justify-single-word="false"/>
      <style:text-properties fo:language="el" fo:country="GR"/>
    </style:style>
    <style:style style:name="P10" style:family="paragraph" style:parent-style-name="Standard" style:master-page-name="Standard">
      <style:paragraph-properties fo:text-align="end" style:justify-single-word="false" style:page-number="auto"/>
      <style:text-properties fo:font-size="12pt" fo:font-weight="bold" style:font-size-asian="12pt" style:font-weight-asian="bold" style:font-size-complex="12pt"/>
    </style:style>
    <style:style style:name="P11" style:family="paragraph" style:parent-style-name="Standard" style:master-page-name="">
      <style:paragraph-properties fo:margin-left="0cm" fo:margin-right="-0.714cm" fo:margin-top="0cm" fo:margin-bottom="0.353cm" fo:line-height="115%" fo:orphans="2" fo:widows="2" fo:text-indent="0cm" style:auto-text-indent="false" style:page-number="auto" style:writing-mode="lr-tb"/>
    </style:style>
    <style:style style:name="P12" style:family="paragraph" style:parent-style-name="Heading_20_1">
      <style:paragraph-properties fo:text-align="center" style:justify-single-word="false"/>
    </style:style>
    <style:style style:name="P13" style:family="paragraph" style:parent-style-name="Heading_20_2" style:master-page-name="">
      <style:paragraph-properties style:page-number="auto"/>
    </style:style>
    <style:style style:name="P14" style:family="paragraph" style:parent-style-name="Table_20_Contents">
      <style:text-properties fo:language="en" fo:country="US"/>
    </style:style>
    <style:style style:name="T1" style:family="text">
      <style:text-properties fo:font-style="italic" style:font-style-asian="italic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fo:font-variant="normal" fo:text-transform="none" fo:color="#141b21" style:font-name="Verdana" fo:font-size="9.75pt" fo:letter-spacing="normal" fo:font-style="normal" fo:font-weight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language="el" fo:country="GR"/>
    </style:style>
    <style:style style:name="T8" style:family="text">
      <style:text-properties fo:language="el" fo:country="GR"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106">
      <number:day/>
      <number:text>/</number:text>
      <number:month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date style:data-style-name="N106" text:date-value="2016-10-22T19:21:09.50">22/10/2016</text:date></text:p>
      <text:h text:style-name="P12" text:outline-level="1">Αναφορά Εργαστηρίου <text:span text:style-name="T2">1</text:span></text:h>
      <text:p text:style-name="P11">Ομάδα <text:span text:style-name="T5">LAB20130164</text:span></text:p>
      <table:table table:name="Πίνακας1" table:style-name="Πίνακας1">
        <table:table-column table:style-name="Πίνακας1.A"/>
        <table:table-row table:style-name="Πίνακας1.1">
          <table:table-cell table:style-name="Πίνακας1.A1" office:value-type="string">
            <text:p text:style-name="P9"><text:span text:style-name="T1">Μανώλης Πετράκος</text:span></text:p>
          </table:table-cell>
        </table:table-row>
        <table:table-row table:style-name="Πίνακας1.1">
          <table:table-cell table:style-name="Πίνακας1.A1" office:value-type="string">
            <text:p text:style-name="P9"><text:span text:style-name="T1">Δημήτρης Καραμπάσογλου</text:span></text:p>
          </table:table-cell>
        </table:table-row>
      </table:table>
      <text:h text:style-name="Heading_20_2" text:outline-level="2">Προεργασία <text:span text:style-name="T2"><text:s/></text:span></text:h>
      <text:p text:style-name="Standard"><text:span text:style-name="T2">Ο Σκοπός της άσκησης είναι η εξοικείωση με τον τρόπο που αποθηκεύει η C </text:span><text:span text:style-name="T7">τις διάφορες μεταβλητές και η εξοικείωση με την δεκαεξαδική αναπαράσταση τους. Προαπαιτούμενα είναι η γνώση της </text:span><text:span text:style-name="T2">C </text:span><text:span text:style-name="T7">και των δεικτών διεύθυνσης όπως και η γνώση του τρόπου που αποθηκεύονται οι διάφορες μεταβλητές.</text:span></text:p>
      <text:h text:style-name="Heading_20_2" text:outline-level="2">Περιγραφή Ζητούμενων</text:h>
      <text:p text:style-name="Standard"><text:span text:style-name="T7">Στην αρχή έπρεπε να μελετηθούν διάφορες μεταβλητές πως αποθηκεύονται στη μνήμη. Μετά έπρεπε να γράψουμε κώδικα για:</text:span></text:p>
      <text:p text:style-name="Standard"><text:span text:style-name="T7">Εκτύπωση διευθύνσεων απευθείας ή με την χρήση δεικτών. Επίσης εκτύπωση μεγέθους ενός πίνακα και ενός στοιχείου του.</text:span></text:p>
      <text:p text:style-name="Standard"><text:span text:style-name="T7">Εισαγωγή τριών μεταβλητών και εκτύπωση των αποστάσεων μεταξύ τους.</text:span></text:p>
      <text:p text:style-name="Standard"><text:span text:style-name="T7">Δήλωση δομών και εκτύπωση των μεγεθών τους.Δέσμευση μνήμης χρησιμοποιώντας την εντολή </text:span><text:span text:style-name="T2">malloc() </text:span><text:span text:style-name="T7">και εκτύπωση των αποστάσεων των δεικτών.</text:span></text:p>
      <text:p text:style-name="Standard"><text:span text:style-name="T7">Εμφάνιση διεύθυνσης τριών μεταβλητών, μία </text:span><text:span text:style-name="T2">global, </text:span><text:span text:style-name="T7">μια τοπική και μίας </text:span><text:span text:style-name="T2">malloc(</text:span><text:span text:style-name="T7">). Επίσης εμφανίζεται και η θέση του κώδικα της </text:span><text:span text:style-name="T2">main().</text:span></text:p>
      <text:h text:style-name="Heading_20_2" text:outline-level="2">Περιγραφής της Εκτέλεσης </text:h>
      <text:p text:style-name="Standard">Α. Το <text:span text:style-name="T2">m </text:span><text:span text:style-name="T7">αποθηκεύει τη τιμή του και μετά το τέλος της συνάρτησης επειδή είναι </text:span><text:span text:style-name="T2">static </text:span><text:span text:style-name="T7">αντίθετα με το </text:span><text:span text:style-name="T2">n </text:span><text:span text:style-name="T7">που χάνεται η τιμή του. Το </text:span><text:span text:style-name="T2">var2 </text:span><text:span text:style-name="T7">αποθηκεύεται στην επόμενη <text:s/>θέση από το </text:span><text:span text:style-name="T2">var1 </text:span><text:span text:style-name="T7">και προσπελάζεται προσθέτοντας 1 στον </text:span><text:span text:style-name="T2">pointer </text:span><text:span text:style-name="T7">του </text:span><text:span text:style-name="T2">var1.</text:span></text:p>
      <text:p text:style-name="Standard"><text:span text:style-name="T2"><text:s text:c="24"/></text:span><text:span text:style-name="T3"><text:s text:c="3"/>A <text:s text:c="10"/>A+1 <text:s text:c="4"/>(int)A+1 <text:s/>&amp;A[1]</text:span></text:p>
      <text:p text:style-name="P2">decimal: <text:s text:c="6"/>2686708 2686712 2686709 2686712</text:p>
      <text:p text:style-name="P2">hexadecimal:0x28fef4 0x28fef8 0x28fef5 0x28fef8</text:p>
      <text:p text:style-name="P1">Το Α+1 και το &amp;Α[1] δείχνουν τη θέση του δεύτερου στοιχείου του πίνακα. Το <text:span text:style-name="T4">(int)A+1 παίρνει</text:span><text:span text:style-name="T6"> τη τιμή της διεύθυνσης του Α και προσθέτει 1.Αυτό γίνεται διότι τα πρώτα δύο συμπεριφέρονται στη τιμή σαν διεύθυνση και το άλλο σαν απλό νούμερο επειδή το κάνει </text:span><text:span text:style-name="T4">casting </text:span><text:span text:style-name="T6">σε </text:span><text:span text:style-name="T4">integer</text:span><text:span text:style-name="T6">.</text:span></text:p>
      <text:p text:style-name="P1"><text:span text:style-name="T6">Το μέγεθος του στοιχείου είναι 4 </text:span><text:span text:style-name="T4">byte </text:span><text:span text:style-name="T6">και το μέγεθος του πίνακα είναι 10 φορές το στοιχείο άρα 40.</text:span></text:p>
      <text:p text:style-name="P2"><text:soft-page-break/><text:span text:style-name="T6">B. </text:span><text:span text:style-name="T8">Επειδή η κάθε μεταβλητή είναι διαφορετικού τύπου έχουν άλλο μέγεθος άρα και οι διευθύνσεις τους έχουν διαφορετικές αποστάσεις μεταξύ τους. Επίσης αποθηκεύονται διαδοχικά από κάτω προς τα πάνω.</text:span></text:p>
      <text:p text:style-name="P2"><text:span text:style-name="T6">C. </text:span><text:span text:style-name="T8">Το πρώτο </text:span><text:span text:style-name="T6">struct δ</text:span><text:span text:style-name="T8">εσμεύει 12 </text:span><text:span text:style-name="T6">byte </text:span><text:span text:style-name="T8">και το δεύτερο 8 λόγω της σειράς των στοιχείων τους. Αυτό γίνεται γιατί δεν μπορούν να αποθηκευτούν στην ίδια τετράδα στοιχεία διαφορετικού τύπου. Στο πρώτο <text:s/></text:span><text:span text:style-name="T6">struct </text:span><text:span text:style-name="T8">δεσμεύει 4 </text:span><text:span text:style-name="T6">byte </text:span><text:span text:style-name="T8">για </text:span><text:span text:style-name="T6">char, </text:span><text:span text:style-name="T8">4 για </text:span><text:span text:style-name="T6">int </text:span><text:span text:style-name="T8">και άλλα 4 για <text:s/></text:span><text:span text:style-name="T6">char. </text:span><text:span text:style-name="T8">Το δεύτερο <text:s/>δεσμεύει 4 </text:span><text:span text:style-name="T6">byte </text:span><text:span text:style-name="T8">για </text:span><text:span text:style-name="T6">char </text:span><text:span text:style-name="T8">και 4 για </text:span><text:span text:style-name="T6">int. </text:span><text:span text:style-name="T8">Έτσι βλέπουμε την καλύτερη δήλωση μεταβλητών σε </text:span><text:span text:style-name="T6">struct </text:span><text:span text:style-name="T8">και ότι δεν χρειάζεται η δημιουργία αντικειμένων για να δούμε το μέγεθος τους.</text:span></text:p>
      <text:p text:style-name="P2"><text:span text:style-name="T6">D. </text:span><text:span text:style-name="T8">Η </text:span><text:span text:style-name="T6">malloc</text:span><text:span text:style-name="T8"> δεσμεύει περισσότερο χώρο από αυτόν που περιμέναμε. <text:s/>Ο λόγος είναι πως η </text:span><text:span text:style-name="T6">malloc </text:span><text:span text:style-name="T8">χρειάζεται να ξέρει <text:s/>πόσο είναι το μέγεθος της δεσμευμένης μνήμης και πρέπει να το αποθηκεύσει σε μερικά </text:span><text:span text:style-name="T6">bytes.</text:span></text:p>
      <text:p text:style-name="P2"><text:span text:style-name="T8">Ε. Η διεύθυνση της </text:span><text:span text:style-name="T6">main </text:span><text:span text:style-name="T8">είναι πιο κοντά στη διεύθυνση της καθολικής μεταβλητής σε σχέση με τις άλλες. Οι διευθύνσεις της τοπικής και της δεσμευμένης από την </text:span><text:span text:style-name="T6">malloc </text:span><text:span text:style-name="T8">μεταβλητής είναι πολύ κοντά σε σχέση με τις άλλες. </text:span></text:p>
      <table:table table:name="Πίνακας2" table:style-name="Πίνακας2">
        <table:table-column table:style-name="Πίνακας2.A" table:number-columns-repeated="2"/>
        <table:table-row>
          <table:table-cell table:style-name="Πίνακας2.A1" office:value-type="string">
            <text:p text:style-name="Table_20_Contents"><text:span text:style-name="T2">0x4010e0 <text:s text:c="3"/>global </text:span><text:span text:style-name="T7">μεταβλητή </text:span></text:p>
          </table:table-cell>
          <table:table-cell table:style-name="Πίνακας2.B1" office:value-type="string">
            <text:p text:style-name="P14">Stack</text:p>
          </table:table-cell>
        </table:table-row>
        <table:table-row>
          <table:table-cell table:style-name="Πίνακας2.A2" office:value-type="string">
            <text:p text:style-name="Table_20_Contents"/>
          </table:table-cell>
          <table:table-cell table:style-name="Πίνακας2.B2" office:value-type="string">
            <text:p text:style-name="Table_20_Contents"/>
          </table:table-cell>
        </table:table-row>
        <table:table-row>
          <table:table-cell table:style-name="Πίνακας2.A2" office:value-type="string">
            <text:p text:style-name="P14">0x4071a0 <text:s text:c="3"/>main</text:p>
          </table:table-cell>
          <table:table-cell table:style-name="Πίνακας2.B2" office:value-type="string">
            <text:p text:style-name="P14"/>
          </table:table-cell>
        </table:table-row>
        <table:table-row>
          <table:table-cell table:style-name="Πίνακας2.A2" office:value-type="string">
            <text:p text:style-name="Table_20_Contents"/>
          </table:table-cell>
          <table:table-cell table:style-name="Πίνακας2.B2" office:value-type="string">
            <text:p text:style-name="Table_20_Contents"/>
          </table:table-cell>
        </table:table-row>
        <table:table-row>
          <table:table-cell table:style-name="Πίνακας2.A2" office:value-type="string">
            <text:p text:style-name="Table_20_Contents"/>
          </table:table-cell>
          <table:table-cell table:style-name="Πίνακας2.B2" office:value-type="string">
            <text:p text:style-name="Table_20_Contents"/>
          </table:table-cell>
        </table:table-row>
        <table:table-row>
          <table:table-cell table:style-name="Πίνακας2.A2" office:value-type="string">
            <text:p text:style-name="P14">0xffffcbcc <text:s text:c="2"/><text:span text:style-name="T7">τοπική</text:span> <text:span text:style-name="T7">μεταβλητή </text:span></text:p>
          </table:table-cell>
          <table:table-cell table:style-name="Πίνακας2.B2" office:value-type="string">
            <text:p text:style-name="P14"/>
          </table:table-cell>
        </table:table-row>
        <table:table-row>
          <table:table-cell table:style-name="Πίνακας2.A2" office:value-type="string">
            <text:p text:style-name="Table_20_Contents"/>
          </table:table-cell>
          <table:table-cell table:style-name="Πίνακας2.B2" office:value-type="string">
            <text:p text:style-name="Table_20_Contents"/>
          </table:table-cell>
        </table:table-row>
        <table:table-row>
          <table:table-cell table:style-name="Πίνακας2.A2" office:value-type="string">
            <text:p text:style-name="P14">0xffffcc08<text:span text:style-name="T7"> <text:s text:c="2"/></text:span>malloc <text:span text:style-name="T7">μεταβλητή </text:span></text:p>
          </table:table-cell>
          <table:table-cell table:style-name="Πίνακας2.B2" office:value-type="string">
            <text:p text:style-name="P14">Heap</text:p>
          </table:table-cell>
        </table:table-row>
      </table:table>
      <text:h text:style-name="P13" text:outline-level="2">Συμπεράσματα</text:h>
      <text:p text:style-name="Standard">Μάθαμε το τρόπο που συμπεριφέρεται η μνήμη και που αποθηκεύονται οι διάφορες μεταβλητές.</text:p>
      <text:h text:style-name="Heading_20_2" text:outline-level="2">Παράρτημα <text:s/>- Κώδικας</text:h>
      <text:p text:style-name="P3">Α</text:p>
      <text:p text:style-name="P4">int step(void){</text:p>
      <text:p text:style-name="P4"><text:s text:c="4"/>static int m = -1;</text:p>
      <text:p text:style-name="P4"><text:soft-page-break/><text:s text:c="4"/>int n = -1;</text:p>
      <text:p text:style-name="P4"><text:s text:c="4"/>printf("m is %d, n is %d. ", ++m, ++n);</text:p>
      <text:p text:style-name="P4"><text:s text:c="4"/>return m;}</text:p>
      <text:p text:style-name="P4">void main(void){</text:p>
      <text:p text:style-name="P4"><text:s text:c="4"/>int A[10], i; /* A = array of 10 ints, i = scalar int variable */</text:p>
      <text:p text:style-name="P4"><text:s text:c="4"/>int * p; /* p is a scalar variable that points to an int */</text:p>
      <text:p text:style-name="P4"><text:s text:c="4"/>for (i = 0; i &lt; 10; i++){</text:p>
      <text:p text:style-name="P4"><text:s text:c="8"/>A[i] = step();</text:p>
      <text:p text:style-name="P4"><text:s text:c="8"/>printf("Element A[%d] = %d is stored in address: 0x%x\n", i, A[i], &amp;A[i]);</text:p>
      <text:p text:style-name="P4"><text:s text:c="4"/>}</text:p>
      <text:p text:style-name="P4"><text:s text:c="4"/>printf("decimal: %d %d %d %d\n",A,A+1,(int)A+1,&amp;A[1]);</text:p>
      <text:p text:style-name="P4"><text:s text:c="4"/>printf("hexadecimal:%#x %#x %#x %#x\n",A,A+1,(int)A+1,&amp;A[1]);</text:p>
      <text:p text:style-name="P4"><text:s text:c="4"/>printf("%d %d",sizeof(A),sizeof(A[0]));</text:p>
      <text:p text:style-name="P4">}</text:p>
      <text:p text:style-name="P7">Β</text:p>
      <text:p text:style-name="P4">int main(){</text:p>
      <text:p text:style-name="P4"><text:s text:c="4"/>int y = 1 ;</text:p>
      <text:p text:style-name="P4"><text:s text:c="5"/>float z = 1;</text:p>
      <text:p text:style-name="P4"><text:s text:c="4"/>char x = '1';</text:p>
      <text:p text:style-name="P4"><text:s text:c="4"/>printf("%d %d %d",&amp;y,&amp;z,&amp;x);</text:p>
      <text:p text:style-name="P4">}</text:p>
      <text:p text:style-name="P7">Γ</text:p>
      <text:p text:style-name="P5">struct a{</text:p>
      <text:p text:style-name="P5"><text:s text:c="4"/>char X;</text:p>
      <text:p text:style-name="P5"><text:s text:c="4"/>int C;</text:p>
      <text:p text:style-name="P5"><text:s text:c="4"/>char Y;};</text:p>
      <text:p text:style-name="P5"/>
      <text:p text:style-name="P5">struct b{</text:p>
      <text:p text:style-name="P5"><text:s text:c="4"/>char X;</text:p>
      <text:p text:style-name="P5"><text:soft-page-break/><text:s text:c="4"/>char Y;</text:p>
      <text:p text:style-name="P5"><text:s text:c="4"/>int C;};</text:p>
      <text:p text:style-name="P5"/>
      <text:p text:style-name="P5">int main(){</text:p>
      <text:p text:style-name="P5"><text:s text:c="4"/>struct a a;</text:p>
      <text:p text:style-name="P5"><text:s text:c="4"/>struct b b;</text:p>
      <text:p text:style-name="P5"><text:s text:c="4"/>printf("%d %d",sizeof(a),sizeof(b));</text:p>
      <text:p text:style-name="P5">}</text:p>
      <text:p text:style-name="P8">Δ</text:p>
      <text:p text:style-name="P5">int main(){</text:p>
      <text:p text:style-name="P5"><text:s text:c="4"/>char *x ;</text:p>
      <text:p text:style-name="P5"><text:s text:c="4"/>char *y ;</text:p>
      <text:p text:style-name="P5"><text:s text:c="4"/>char *z ;</text:p>
      <text:p text:style-name="P5"><text:s text:c="4"/>char *w ;</text:p>
      <text:p text:style-name="P5"/>
      <text:p text:style-name="P5"><text:s text:c="4"/>x = <text:s/>malloc(1);</text:p>
      <text:p text:style-name="P5"><text:s text:c="4"/>y = <text:s/>malloc(10);</text:p>
      <text:p text:style-name="P5"><text:s text:c="4"/>z = <text:s/>malloc(16);</text:p>
      <text:p text:style-name="P5"><text:s text:c="4"/>w = <text:s/>malloc(32);</text:p>
      <text:p text:style-name="P5"><text:s text:c="4"/>printf("%d %d %d %d",&amp;x,&amp;y,&amp;z,&amp;w);</text:p>
      <text:p text:style-name="P5">}</text:p>
      <text:p text:style-name="P8">Ε</text:p>
      <text:p text:style-name="P5">int global;</text:p>
      <text:p text:style-name="P5"/>
      <text:p text:style-name="P5">int main(){</text:p>
      <text:p text:style-name="P5"><text:s text:c="4"/>int *y;</text:p>
      <text:p text:style-name="P5"><text:s text:c="4"/>y = malloc(1);</text:p>
      <text:p text:style-name="P5"><text:s text:c="4"/>printf("%#x %#x %#x ",main,&amp;global,&amp;y);</text:p>
      <text:p text:style-name="P5"><text:s text:c="4"/>synarthsh();</text:p>
      <text:p text:style-name="P5"><text:soft-page-break/><text:s text:c="4"/>return 0;</text:p>
      <text:p text:style-name="P5">}</text:p>
      <text:p text:style-name="P5"/>
      <text:p text:style-name="P5">void synarthsh(){</text:p>
      <text:p text:style-name="P5"><text:s text:c="4"/>int x;</text:p>
      <text:p text:style-name="P5"><text:s text:c="4"/>printf("%#x",&amp;x);</text:p>
      <text:p text:style-name="P5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Verdana" svg:font-family="Verdana, Arial, Helvetica, sans-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l" fo:country="G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el" fo:country="GR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fo:color="#4f81bd"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ser</meta:initial-creator>
    <meta:creation-date>2013-10-24T12:13:00</meta:creation-date>
    <dc:date>2016-10-22T19:21:09.48</dc:date>
    <meta:editing-cycles>6</meta:editing-cycles>
    <meta:editing-duration>PT2H32M30S</meta:editing-duration>
    <meta:generator>OpenOffice/4.1.2$Win32 OpenOffice.org_project/412m3$Build-9782</meta:generator>
    <meta:document-statistic meta:table-count="2" meta:image-count="0" meta:object-count="0" meta:page-count="5" meta:paragraph-count="96" meta:word-count="668" meta:character-count="4218"/>
  </office:meta>
</office:document-meta>
</file>